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.07mm"/>
    </style:style>
    <style:style style:name="co2" style:family="table-column">
      <style:table-column-properties fo:break-before="auto" style:column-width="84.23mm"/>
    </style:style>
    <style:style style:name="co3" style:family="table-column">
      <style:table-column-properties fo:break-before="auto" style:column-width="134.34mm"/>
    </style:style>
    <style:style style:name="co4" style:family="table-column">
      <style:table-column-properties fo:break-before="auto" style:column-width="16.42mm"/>
    </style:style>
    <style:style style:name="co5" style:family="table-column">
      <style:table-column-properties fo:break-before="auto" style:column-width="35.21mm"/>
    </style:style>
    <style:style style:name="co6" style:family="table-column">
      <style:table-column-properties fo:break-before="auto" style:column-width="27.8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DS-ha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30,C29,C19,C10,C4,C5,C7,C8,C9,C11,C18,C6,C1</text:p>
          </table:table-cell>
          <table:table-cell office:value-type="string" calcext:value-type="string">
            <text:p>C_0603_1608Metri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00n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5,J6,J2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_01x02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arnell p/n</text:p>
          </table:table-cell>
          <table:table-cell office:value-type="string" calcext:value-type="string">
            <text:p>pack siz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16,R10,R7,R6,R8,R3,R4,R1</text:p>
          </table:table-cell>
          <table:table-cell office:value-type="string" calcext:value-type="string">
            <text:p>R_0603_1608Met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K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TSOP-5_1.65x3.05mm_P0.9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AHC1G04GW</text:p>
          </table:table-cell>
          <table:table-cell/>
          <table:table-cell table:style-name="ce1" office:value-type="float" office:value="1085239" calcext:value-type="float">
            <text:p>10852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_LH_R9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H R974</text:p>
          </table:table-cell>
          <table:table-cell/>
          <table:table-cell table:style-name="ce1" office:value-type="float" office:value="1081313" calcext:value-type="float">
            <text:p>108131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T8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R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C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p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C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0p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26,C24,C22</text:p>
          </table:table-cell>
          <table:table-cell office:value-type="string" calcext:value-type="string">
            <text:p>C_0603_1608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5p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C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p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C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p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C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p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C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p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L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1n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n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L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0n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L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0n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5,R14</text:p>
          </table:table-cell>
          <table:table-cell office:value-type="string" calcext:value-type="string">
            <text:p>R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0R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14,C17,C15,C13,C12</text:p>
          </table:table-cell>
          <table:table-cell office:value-type="string" calcext:value-type="string">
            <text:p>CP_EIA-3216-10_Kemet-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u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V2,RV1</text:p>
          </table:table-cell>
          <table:table-cell office:value-type="string" calcext:value-type="string">
            <text:p>Potentiometer_Bourns_3214W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R</text:p>
          </table:table-cell>
          <table:table-cell/>
          <table:table-cell table:style-name="ce1" office:value-type="float" office:value="1612571" calcext:value-type="float">
            <text:p>161257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HTSSOP-20-1EP_4.4x6.5mm_P0.65mm_EP3.4x6.5mm_ThermalVias_smallerp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A564</text:p>
          </table:table-cell>
          <table:table-cell/>
          <table:table-cell table:style-name="ce1" office:value-type="float" office:value="1815732" calcext:value-type="float">
            <text:p>181573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PinHeader_1x03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3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S75005-50.000-X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75005-50.000-X-15</text:p>
          </table:table-cell>
          <table:table-cell/>
          <table:table-cell table:style-name="ce1" office:value-type="float" office:value="2854389" calcext:value-type="float">
            <text:p>2854389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SMA_Edge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Coaxial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C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PinSocket_2x20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i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MSOP-10_3x3mm_P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5443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TSSOP-14_4.4x5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A4197AIPW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K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12,R13</text:p>
          </table:table-cell>
          <table:table-cell office:value-type="string" calcext:value-type="string">
            <text:p>R_1206_3216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R 400mW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Converter_DCDC_XPPower_IA503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A505S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8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K8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p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MSOP-10_3x3mm_P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9833</text:p>
          </table:table-cell>
          <table:table-cell/>
          <table:table-cell table:style-name="ce1" office:value-type="float" office:value="1581966" calcext:value-type="float">
            <text:p>158196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1T08:27:37.796048303</dc:date>
    <meta:editing-duration>PT46M30S</meta:editing-duration>
    <meta:editing-cycles>2</meta:editing-cycles>
    <meta:generator>LibreOffice/6.0.3.2$Linux_X86_64 LibreOffice_project/00m0$Build-2</meta:generator>
    <meta:document-statistic meta:table-count="1" meta:cell-count="200" meta:object-count="0"/>
  </office:meta>
</office:document-meta>
</file>